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288c" officeooo:paragraph-rsid="0013288c"/>
    </style:style>
    <style:style style:name="P2" style:family="paragraph" style:parent-style-name="Standard">
      <style:text-properties officeooo:rsid="0014f377" officeooo:paragraph-rsid="0014f377"/>
    </style:style>
    <style:style style:name="P3" style:family="paragraph" style:parent-style-name="Standard">
      <style:paragraph-properties fo:text-align="center" style:justify-single-word="false"/>
      <style:text-properties fo:font-size="30pt" fo:font-weight="bold" officeooo:rsid="001576e5" officeooo:paragraph-rsid="001576e5" style:font-size-asian="30pt" style:font-weight-asian="bold" style:font-size-complex="3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dooLovers</text:p>
      <text:p text:style-name="P1"/>
      <text:p text:style-name="P1"/>
      <text:p text:style-name="P1">Enlace a repositorios de DockerHub:</text:p>
      <text:p text:style-name="P1"/>
      <text:p text:style-name="P1"><text:a xlink:type="simple" xlink:href="https://hub.docker.com/repositories/jaumemir" text:style-name="Internet_20_link" text:visited-style-name="Visited_20_Internet_20_Link">https://hub.docker.com/repositories/jaumemir</text:a></text:p>
      <text:p text:style-name="P1"/>
      <text:p text:style-name="P1">Enlace a repositorios de GitHub:</text:p>
      <text:p text:style-name="P1"/>
      <text:p text:style-name="P1"><text:a xlink:type="simple" xlink:href="https://github.com/JaumeMIR12/Reto1OdooLovers" text:style-name="Internet_20_link" text:visited-style-name="Visited_20_Internet_20_Link">https://github.com/JaumeMIR12/Reto1OdooLovers</text:a></text:p>
      <text:p text:style-name="P1"/>
      <text:p text:style-name="P2">Credenciales para Odoo:</text:p>
      <text:p text:style-name="P2"/>
      <text:p text:style-name="P2">Usuario: <text:a xlink:type="simple" xlink:href="mailto:odoo@gmail.com" text:style-name="Internet_20_link" text:visited-style-name="Visited_20_Internet_20_Link">odoo@gmail.com</text:a></text:p>
      <text:p text:style-name="P2">Contraseña : odo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8T18:47:09.625000000</meta:creation-date>
    <dc:date>2023-11-18T18:51:12.068000000</dc:date>
    <meta:editing-duration>PT1M52S</meta:editing-duration>
    <meta:editing-cycles>2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8" meta:word-count="21" meta:character-count="229" meta:non-whitespace-character-count="216"/>
  </office:meta>
</office:document-meta>
</file>